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82195"/>
          <table:table-cell office:value-type="float" office:value="1.488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6.0"/>
          <table:table-cell office:value-type="float" office:value="1572.0"/>
          <table:table-cell office:value-type="float" office:value="149672.0"/>
          <table:table-cell office:value-type="float" office:value="516099.0"/>
          <table:table-cell office:value-type="float" office:value="194948.0"/>
          <table:table-cell office:value-type="float" office:value="0.0"/>
          <table:table-cell office:value-type="float" office:value="0.0"/>
          <table:table-cell office:value-type="float" office:value="2.7555"/>
          <table:table-cell office:value-type="float" office:value="2.369"/>
          <table:table-cell office:value-type="float" office:value="1.1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337.0"/>
          <table:table-cell office:value-type="float" office:value="27677.0"/>
          <table:table-cell office:value-type="float" office:value="149672.0"/>
          <table:table-cell office:value-type="float" office:value="516099.0"/>
          <table:table-cell office:value-type="float" office:value="194948.0"/>
          <table:table-cell office:value-type="float" office:value="0.0"/>
          <table:table-cell office:value-type="float" office:value="0.0"/>
          <table:table-cell office:value-type="float" office:value="1.48916"/>
          <table:table-cell office:value-type="float" office:value="1.06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1.0"/>
          <table:table-cell office:value-type="float" office:value="1597.0"/>
          <table:table-cell office:value-type="float" office:value="125006.0"/>
          <table:table-cell office:value-type="float" office:value="435319.0"/>
          <table:table-cell office:value-type="float" office:value="172436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26852"/>
          <table:table-cell office:value-type="float" office:value="1.98"/>
          <table:table-cell office:value-type="float" office:value="0.8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40.0"/>
          <table:table-cell office:value-type="float" office:value="5492.0"/>
          <table:table-cell office:value-type="float" office:value="149672.0"/>
          <table:table-cell office:value-type="float" office:value="516099.0"/>
          <table:table-cell office:value-type="float" office:value="196128.0"/>
          <table:table-cell office:value-type="float" office:value="0.0"/>
          <table:table-cell office:value-type="float" office:value="0.0"/>
          <table:table-cell office:value-type="float" office:value="3.58196"/>
          <table:table-cell office:value-type="float" office:value="3.209"/>
          <table:table-cell office:value-type="float" office:value="1.87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5810.0"/>
          <table:table-cell office:value-type="float" office:value="27637.0"/>
          <table:table-cell office:value-type="float" office:value="149672.0"/>
          <table:table-cell office:value-type="float" office:value="516099.0"/>
          <table:table-cell office:value-type="float" office:value="194948.0"/>
          <table:table-cell office:value-type="float" office:value="0.0"/>
          <table:table-cell office:value-type="float" office:value="0.0"/>
          <table:table-cell office:value-type="float" office:value="1.60834"/>
          <table:table-cell office:value-type="float" office:value="1.169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7.0"/>
          <table:table-cell office:value-type="float" office:value="1493.0"/>
          <table:table-cell office:value-type="float" office:value="125006.0"/>
          <table:table-cell office:value-type="float" office:value="435319.0"/>
          <table:table-cell office:value-type="float" office:value="17390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49419"/>
          <table:table-cell office:value-type="float" office:value="1.206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602.0"/>
          <table:table-cell office:value-type="float" office:value="149672.0"/>
          <table:table-cell office:value-type="float" office:value="516097.0"/>
          <table:table-cell office:value-type="float" office:value="194944.0"/>
          <table:table-cell office:value-type="float" office:value="0.0"/>
          <table:table-cell office:value-type="float" office:value="0.0"/>
          <table:table-cell office:value-type="float" office:value="1.81977"/>
          <table:table-cell office:value-type="float" office:value="1.434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99.0"/>
          <table:table-cell office:value-type="float" office:value="149672.0"/>
          <table:table-cell office:value-type="float" office:value="516097.0"/>
          <table:table-cell office:value-type="float" office:value="194944.0"/>
          <table:table-cell office:value-type="float" office:value="0.0"/>
          <table:table-cell office:value-type="float" office:value="0.0"/>
          <table:table-cell office:value-type="float" office:value="1.59081"/>
          <table:table-cell office:value-type="float" office:value="1.131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1156.0"/>
          <table:table-cell office:value-type="float" office:value="125006.0"/>
          <table:table-cell office:value-type="float" office:value="435317.0"/>
          <table:table-cell office:value-type="float" office:value="174036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8088"/>
          <table:table-cell office:value-type="float" office:value="1.9"/>
          <table:table-cell office:value-type="float" office:value="0.7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39.0"/>
          <table:table-cell office:value-type="float" office:value="3985.0"/>
          <table:table-cell office:value-type="float" office:value="149672.0"/>
          <table:table-cell office:value-type="float" office:value="516107.0"/>
          <table:table-cell office:value-type="float" office:value="194948.0"/>
          <table:table-cell office:value-type="float" office:value="0.0"/>
          <table:table-cell office:value-type="float" office:value="0.0"/>
          <table:table-cell office:value-type="float" office:value="2.85821"/>
          <table:table-cell office:value-type="float" office:value="2.475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607.0"/>
          <table:table-cell office:value-type="float" office:value="9346.0"/>
          <table:table-cell office:value-type="float" office:value="149672.0"/>
          <table:table-cell office:value-type="float" office:value="516107.0"/>
          <table:table-cell office:value-type="float" office:value="194952.0"/>
          <table:table-cell office:value-type="float" office:value="0.0"/>
          <table:table-cell office:value-type="float" office:value="0.0"/>
          <table:table-cell office:value-type="float" office:value="2.34686"/>
          <table:table-cell office:value-type="float" office:value="1.817"/>
          <table:table-cell office:value-type="float" office:value="0.74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82.0"/>
          <table:table-cell office:value-type="float" office:value="8709.0"/>
          <table:table-cell office:value-type="float" office:value="125006.0"/>
          <table:table-cell office:value-type="float" office:value="435327.0"/>
          <table:table-cell office:value-type="float" office:value="172412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87014"/>
          <table:table-cell office:value-type="float" office:value="1.531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91.0"/>
          <table:table-cell office:value-type="float" office:value="1527.0"/>
          <table:table-cell office:value-type="float" office:value="149672.0"/>
          <table:table-cell office:value-type="float" office:value="516108.0"/>
          <table:table-cell office:value-type="float" office:value="194948.0"/>
          <table:table-cell office:value-type="float" office:value="0.0"/>
          <table:table-cell office:value-type="float" office:value="0.0"/>
          <table:table-cell office:value-type="float" office:value="1.89555"/>
          <table:table-cell office:value-type="float" office:value="1.519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4.0"/>
          <table:table-cell office:value-type="float" office:value="2766.0"/>
          <table:table-cell office:value-type="float" office:value="149672.0"/>
          <table:table-cell office:value-type="float" office:value="516108.0"/>
          <table:table-cell office:value-type="float" office:value="194944.0"/>
          <table:table-cell office:value-type="float" office:value="0.0"/>
          <table:table-cell office:value-type="float" office:value="0.0"/>
          <table:table-cell office:value-type="float" office:value="1.70768"/>
          <table:table-cell office:value-type="float" office:value="1.285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2.0"/>
          <table:table-cell office:value-type="float" office:value="6887.0"/>
          <table:table-cell office:value-type="float" office:value="125006.0"/>
          <table:table-cell office:value-type="float" office:value="435328.0"/>
          <table:table-cell office:value-type="float" office:value="172304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12288"/>
          <table:table-cell office:value-type="float" office:value="0.8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336.0"/>
          <table:table-cell office:value-type="float" office:value="0.0"/>
          <table:table-cell office:value-type="float" office:value="0.0"/>
          <table:table-cell office:value-type="float" office:value="1.36481"/>
          <table:table-cell office:value-type="float" office:value="0.8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28.0"/>
          <table:table-cell office:value-type="float" office:value="0.0"/>
          <table:table-cell office:value-type="float" office:value="0.0"/>
          <table:table-cell office:value-type="float" office:value="1.11632"/>
          <table:table-cell office:value-type="float" office:value="0.6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72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91015"/>
          <table:table-cell office:value-type="float" office:value="1.521"/>
          <table:table-cell office:value-type="float" office:value="0.2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4.0"/>
          <table:table-cell office:value-type="float" office:value="5395.0"/>
          <table:table-cell office:value-type="float" office:value="155585.0"/>
          <table:table-cell office:value-type="float" office:value="533302.0"/>
          <table:table-cell office:value-type="float" office:value="198056.0"/>
          <table:table-cell office:value-type="float" office:value="0.0"/>
          <table:table-cell office:value-type="float" office:value="0.0"/>
          <table:table-cell office:value-type="float" office:value="1.98881"/>
          <table:table-cell office:value-type="float" office:value="1.57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587.0"/>
          <table:table-cell office:value-type="float" office:value="155585.0"/>
          <table:table-cell office:value-type="float" office:value="533302.0"/>
          <table:table-cell office:value-type="float" office:value="199176.0"/>
          <table:table-cell office:value-type="float" office:value="0.0"/>
          <table:table-cell office:value-type="float" office:value="0.0"/>
          <table:table-cell office:value-type="float" office:value="1.58229"/>
          <table:table-cell office:value-type="float" office:value="1.10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6.0"/>
          <table:table-cell office:value-type="float" office:value="2420.0"/>
          <table:table-cell office:value-type="float" office:value="116185.0"/>
          <table:table-cell office:value-type="float" office:value="408142.0"/>
          <table:table-cell office:value-type="float" office:value="169992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80062"/>
          <table:table-cell office:value-type="float" office:value="1.4"/>
          <table:table-cell office:value-type="float" office:value="0.12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6.0"/>
          <table:table-cell office:value-type="float" office:value="1285.0"/>
          <table:table-cell office:value-type="float" office:value="155585.0"/>
          <table:table-cell office:value-type="float" office:value="533312.0"/>
          <table:table-cell office:value-type="float" office:value="198052.0"/>
          <table:table-cell office:value-type="float" office:value="0.0"/>
          <table:table-cell office:value-type="float" office:value="0.0"/>
          <table:table-cell office:value-type="float" office:value="1.94056"/>
          <table:table-cell office:value-type="float" office:value="1.531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9.0"/>
          <table:table-cell office:value-type="float" office:value="629.0"/>
          <table:table-cell office:value-type="float" office:value="155585.0"/>
          <table:table-cell office:value-type="float" office:value="533312.0"/>
          <table:table-cell office:value-type="float" office:value="198052.0"/>
          <table:table-cell office:value-type="float" office:value="0.0"/>
          <table:table-cell office:value-type="float" office:value="0.0"/>
          <table:table-cell office:value-type="float" office:value="1.60775"/>
          <table:table-cell office:value-type="float" office:value="1.218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6.0"/>
          <table:table-cell office:value-type="float" office:value="3568.0"/>
          <table:table-cell office:value-type="float" office:value="116185.0"/>
          <table:table-cell office:value-type="float" office:value="408152.0"/>
          <table:table-cell office:value-type="float" office:value="169996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93356"/>
          <table:table-cell office:value-type="float" office:value="2.514"/>
          <table:table-cell office:value-type="float" office:value="1.24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28.0"/>
          <table:table-cell office:value-type="float" office:value="10212.0"/>
          <table:table-cell office:value-type="float" office:value="155585.0"/>
          <table:table-cell office:value-type="float" office:value="533321.0"/>
          <table:table-cell office:value-type="float" office:value="198052.0"/>
          <table:table-cell office:value-type="float" office:value="0.0"/>
          <table:table-cell office:value-type="float" office:value="0.0"/>
          <table:table-cell office:value-type="float" office:value="2.04601"/>
          <table:table-cell office:value-type="float" office:value="1.648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19.0"/>
          <table:table-cell office:value-type="float" office:value="1739.0"/>
          <table:table-cell office:value-type="float" office:value="155585.0"/>
          <table:table-cell office:value-type="float" office:value="533321.0"/>
          <table:table-cell office:value-type="float" office:value="198056.0"/>
          <table:table-cell office:value-type="float" office:value="0.0"/>
          <table:table-cell office:value-type="float" office:value="0.0"/>
          <table:table-cell office:value-type="float" office:value="1.5858"/>
          <table:table-cell office:value-type="float" office:value="1.17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2743.0"/>
          <table:table-cell office:value-type="float" office:value="116185.0"/>
          <table:table-cell office:value-type="float" office:value="408161.0"/>
          <table:table-cell office:value-type="float" office:value="170176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27262"/>
          <table:table-cell office:value-type="float" office:value="0.84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196.0"/>
          <table:table-cell office:value-type="float" office:value="0.0"/>
          <table:table-cell office:value-type="float" office:value="0.0"/>
          <table:table-cell office:value-type="float" office:value="1.3035"/>
          <table:table-cell office:value-type="float" office:value="0.8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612.0"/>
          <table:table-cell office:value-type="float" office:value="0.0"/>
          <table:table-cell office:value-type="float" office:value="0.0"/>
          <table:table-cell office:value-type="float" office:value="1.07954"/>
          <table:table-cell office:value-type="float" office:value="0.6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488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09399"/>
          <table:table-cell office:value-type="float" office:value="0.725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12.0"/>
          <table:table-cell office:value-type="float" office:value="2799.0"/>
          <table:table-cell office:value-type="float" office:value="69582.0"/>
          <table:table-cell office:value-type="float" office:value="232648.0"/>
          <table:table-cell office:value-type="float" office:value="144096.0"/>
          <table:table-cell office:value-type="float" office:value="0.0"/>
          <table:table-cell office:value-type="float" office:value="0.0"/>
          <table:table-cell office:value-type="float" office:value="1.51825"/>
          <table:table-cell office:value-type="float" office:value="1.172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783.0"/>
          <table:table-cell office:value-type="float" office:value="5103.0"/>
          <table:table-cell office:value-type="float" office:value="69582.0"/>
          <table:table-cell office:value-type="float" office:value="232648.0"/>
          <table:table-cell office:value-type="float" office:value="142632.0"/>
          <table:table-cell office:value-type="float" office:value="0.0"/>
          <table:table-cell office:value-type="float" office:value="0.0"/>
          <table:table-cell office:value-type="float" office:value="0.819058"/>
          <table:table-cell office:value-type="float" office:value="0.4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.0"/>
          <table:table-cell office:value-type="float" office:value="42593.0"/>
          <table:table-cell office:value-type="float" office:value="151346.0"/>
          <table:table-cell office:value-type="float" office:value="119176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38466"/>
          <table:table-cell office:value-type="float" office:value="1.046"/>
          <table:table-cell office:value-type="float" office:value="0.4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33.0"/>
          <table:table-cell office:value-type="float" office:value="4568.0"/>
          <table:table-cell office:value-type="float" office:value="69582.0"/>
          <table:table-cell office:value-type="float" office:value="232648.0"/>
          <table:table-cell office:value-type="float" office:value="142632.0"/>
          <table:table-cell office:value-type="float" office:value="0.0"/>
          <table:table-cell office:value-type="float" office:value="0.0"/>
          <table:table-cell office:value-type="float" office:value="1.58432"/>
          <table:table-cell office:value-type="float" office:value="1.254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637.0"/>
          <table:table-cell office:value-type="float" office:value="7376.0"/>
          <table:table-cell office:value-type="float" office:value="69582.0"/>
          <table:table-cell office:value-type="float" office:value="232648.0"/>
          <table:table-cell office:value-type="float" office:value="142632.0"/>
          <table:table-cell office:value-type="float" office:value="0.0"/>
          <table:table-cell office:value-type="float" office:value="0.0"/>
          <table:table-cell office:value-type="float" office:value="0.784415"/>
          <table:table-cell office:value-type="float" office:value="0.4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7.0"/>
          <table:table-cell office:value-type="float" office:value="42593.0"/>
          <table:table-cell office:value-type="float" office:value="151346.0"/>
          <table:table-cell office:value-type="float" office:value="124204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23076"/>
          <table:table-cell office:value-type="float" office:value="0.884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0.0"/>
          <table:table-cell office:value-type="float" office:value="3599.0"/>
          <table:table-cell office:value-type="float" office:value="69582.0"/>
          <table:table-cell office:value-type="float" office:value="232648.0"/>
          <table:table-cell office:value-type="float" office:value="145000.0"/>
          <table:table-cell office:value-type="float" office:value="0.0"/>
          <table:table-cell office:value-type="float" office:value="0.0"/>
          <table:table-cell office:value-type="float" office:value="1.69224"/>
          <table:table-cell office:value-type="float" office:value="1.27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77.0"/>
          <table:table-cell office:value-type="float" office:value="1004.0"/>
          <table:table-cell office:value-type="float" office:value="69582.0"/>
          <table:table-cell office:value-type="float" office:value="232648.0"/>
          <table:table-cell office:value-type="float" office:value="145264.0"/>
          <table:table-cell office:value-type="float" office:value="0.0"/>
          <table:table-cell office:value-type="float" office:value="0.0"/>
          <table:table-cell office:value-type="float" office:value="0.814626"/>
          <table:table-cell office:value-type="float" office:value="0.39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413.0"/>
          <table:table-cell office:value-type="float" office:value="42593.0"/>
          <table:table-cell office:value-type="float" office:value="151346.0"/>
          <table:table-cell office:value-type="float" office:value="124204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17243"/>
          <table:table-cell office:value-type="float" office:value="0.91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26.0"/>
          <table:table-cell office:value-type="float" office:value="2531.0"/>
          <table:table-cell office:value-type="float" office:value="69582.0"/>
          <table:table-cell office:value-type="float" office:value="232648.0"/>
          <table:table-cell office:value-type="float" office:value="143152.0"/>
          <table:table-cell office:value-type="float" office:value="0.0"/>
          <table:table-cell office:value-type="float" office:value="0.0"/>
          <table:table-cell office:value-type="float" office:value="1.3481"/>
          <table:table-cell office:value-type="float" office:value="0.935"/>
          <table:table-cell office:value-type="float" office:value="0.3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72.0"/>
          <table:table-cell office:value-type="float" office:value="4941.0"/>
          <table:table-cell office:value-type="float" office:value="69582.0"/>
          <table:table-cell office:value-type="float" office:value="232648.0"/>
          <table:table-cell office:value-type="float" office:value="145000.0"/>
          <table:table-cell office:value-type="float" office:value="0.0"/>
          <table:table-cell office:value-type="float" office:value="0.0"/>
          <table:table-cell office:value-type="float" office:value="0.826787"/>
          <table:table-cell office:value-type="float" office:value="0.4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.0"/>
          <table:table-cell office:value-type="float" office:value="42593.0"/>
          <table:table-cell office:value-type="float" office:value="151346.0"/>
          <table:table-cell office:value-type="float" office:value="126504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61101"/>
          <table:table-cell office:value-type="float" office:value="1.251"/>
          <table:table-cell office:value-type="float" office:value="0.7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19.0"/>
          <table:table-cell office:value-type="float" office:value="6180.0"/>
          <table:table-cell office:value-type="float" office:value="69582.0"/>
          <table:table-cell office:value-type="float" office:value="232648.0"/>
          <table:table-cell office:value-type="float" office:value="144460.0"/>
          <table:table-cell office:value-type="float" office:value="0.0"/>
          <table:table-cell office:value-type="float" office:value="0.0"/>
          <table:table-cell office:value-type="float" office:value="1.39417"/>
          <table:table-cell office:value-type="float" office:value="1.034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9.0"/>
          <table:table-cell office:value-type="float" office:value="3787.0"/>
          <table:table-cell office:value-type="float" office:value="69582.0"/>
          <table:table-cell office:value-type="float" office:value="232648.0"/>
          <table:table-cell office:value-type="float" office:value="145264.0"/>
          <table:table-cell office:value-type="float" office:value="0.0"/>
          <table:table-cell office:value-type="float" office:value="0.0"/>
          <table:table-cell office:value-type="float" office:value="0.735143"/>
          <table:table-cell office:value-type="float" office:value="0.3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359.0"/>
          <table:table-cell office:value-type="float" office:value="42593.0"/>
          <table:table-cell office:value-type="float" office:value="151346.0"/>
          <table:table-cell office:value-type="float" office:value="126636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46893"/>
          <table:table-cell office:value-type="float" office:value="2.122"/>
          <table:table-cell office:value-type="float" office:value="0.91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37.0"/>
          <table:table-cell office:value-type="float" office:value="12966.0"/>
          <table:table-cell office:value-type="float" office:value="145224.0"/>
          <table:table-cell office:value-type="float" office:value="501982.0"/>
          <table:table-cell office:value-type="float" office:value="192520.0"/>
          <table:table-cell office:value-type="float" office:value="0.0"/>
          <table:table-cell office:value-type="float" office:value="0.0"/>
          <table:table-cell office:value-type="float" office:value="1.41962"/>
          <table:table-cell office:value-type="float" office:value="1.141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573.0"/>
          <table:table-cell office:value-type="float" office:value="145224.0"/>
          <table:table-cell office:value-type="float" office:value="501982.0"/>
          <table:table-cell office:value-type="float" office:value="192528.0"/>
          <table:table-cell office:value-type="float" office:value="0.0"/>
          <table:table-cell office:value-type="float" office:value="0.0"/>
          <table:table-cell office:value-type="float" office:value="1.67831"/>
          <table:table-cell office:value-type="float" office:value="1.348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8091.0"/>
          <table:table-cell office:value-type="float" office:value="120558.0"/>
          <table:table-cell office:value-type="float" office:value="421202.0"/>
          <table:table-cell office:value-type="float" office:value="169892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79188"/>
          <table:table-cell office:value-type="float" office:value="1.437"/>
          <table:table-cell office:value-type="float" office:value="0.3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3.0"/>
          <table:table-cell office:value-type="float" office:value="4793.0"/>
          <table:table-cell office:value-type="float" office:value="145224.0"/>
          <table:table-cell office:value-type="float" office:value="501981.0"/>
          <table:table-cell office:value-type="float" office:value="192520.0"/>
          <table:table-cell office:value-type="float" office:value="0.0"/>
          <table:table-cell office:value-type="float" office:value="0.0"/>
          <table:table-cell office:value-type="float" office:value="1.41282"/>
          <table:table-cell office:value-type="float" office:value="1.084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1.0"/>
          <table:table-cell office:value-type="float" office:value="1396.0"/>
          <table:table-cell office:value-type="float" office:value="145224.0"/>
          <table:table-cell office:value-type="float" office:value="501981.0"/>
          <table:table-cell office:value-type="float" office:value="193388.0"/>
          <table:table-cell office:value-type="float" office:value="0.0"/>
          <table:table-cell office:value-type="float" office:value="0.0"/>
          <table:table-cell office:value-type="float" office:value="1.28396"/>
          <table:table-cell office:value-type="float" office:value="0.883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3481.0"/>
          <table:table-cell office:value-type="float" office:value="120558.0"/>
          <table:table-cell office:value-type="float" office:value="421201.0"/>
          <table:table-cell office:value-type="float" office:value="169900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23337"/>
          <table:table-cell office:value-type="float" office:value="1.792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4.0"/>
          <table:table-cell office:value-type="float" office:value="4079.0"/>
          <table:table-cell office:value-type="float" office:value="145224.0"/>
          <table:table-cell office:value-type="float" office:value="501981.0"/>
          <table:table-cell office:value-type="float" office:value="192520.0"/>
          <table:table-cell office:value-type="float" office:value="0.0"/>
          <table:table-cell office:value-type="float" office:value="0.0"/>
          <table:table-cell office:value-type="float" office:value="4.35291"/>
          <table:table-cell office:value-type="float" office:value="3.967"/>
          <table:table-cell office:value-type="float" office:value="2.6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9845.0"/>
          <table:table-cell office:value-type="float" office:value="30410.0"/>
          <table:table-cell office:value-type="float" office:value="145224.0"/>
          <table:table-cell office:value-type="float" office:value="501981.0"/>
          <table:table-cell office:value-type="float" office:value="192856.0"/>
          <table:table-cell office:value-type="float" office:value="0.0"/>
          <table:table-cell office:value-type="float" office:value="0.0"/>
          <table:table-cell office:value-type="float" office:value="2.42279"/>
          <table:table-cell office:value-type="float" office:value="2.13"/>
          <table:table-cell office:value-type="float" office:value="1.16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2798.0"/>
          <table:table-cell office:value-type="float" office:value="13014.0"/>
          <table:table-cell office:value-type="float" office:value="120558.0"/>
          <table:table-cell office:value-type="float" office:value="421201.0"/>
          <table:table-cell office:value-type="float" office:value="169764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.29586"/>
          <table:table-cell office:value-type="float" office:value="2.888"/>
          <table:table-cell office:value-type="float" office:value="1.68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728.0"/>
          <table:table-cell office:value-type="float" office:value="12208.0"/>
          <table:table-cell office:value-type="float" office:value="145224.0"/>
          <table:table-cell office:value-type="float" office:value="501981.0"/>
          <table:table-cell office:value-type="float" office:value="192524.0"/>
          <table:table-cell office:value-type="float" office:value="0.0"/>
          <table:table-cell office:value-type="float" office:value="0.0"/>
          <table:table-cell office:value-type="float" office:value="2.16696"/>
          <table:table-cell office:value-type="float" office:value="1.714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32.0"/>
          <table:table-cell office:value-type="float" office:value="3123.0"/>
          <table:table-cell office:value-type="float" office:value="145224.0"/>
          <table:table-cell office:value-type="float" office:value="501981.0"/>
          <table:table-cell office:value-type="float" office:value="192520.0"/>
          <table:table-cell office:value-type="float" office:value="0.0"/>
          <table:table-cell office:value-type="float" office:value="0.0"/>
          <table:table-cell office:value-type="float" office:value="1.89738"/>
          <table:table-cell office:value-type="float" office:value="1.576"/>
          <table:table-cell office:value-type="float" office:value="0.6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42.0"/>
          <table:table-cell office:value-type="float" office:value="6842.0"/>
          <table:table-cell office:value-type="float" office:value="120558.0"/>
          <table:table-cell office:value-type="float" office:value="421201.0"/>
          <table:table-cell office:value-type="float" office:value="170692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32469"/>
          <table:table-cell office:value-type="float" office:value="1.909"/>
          <table:table-cell office:value-type="float" office:value="0.6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687.0"/>
          <table:table-cell office:value-type="float" office:value="4812.0"/>
          <table:table-cell office:value-type="float" office:value="145224.0"/>
          <table:table-cell office:value-type="float" office:value="501983.0"/>
          <table:table-cell office:value-type="float" office:value="192520.0"/>
          <table:table-cell office:value-type="float" office:value="0.0"/>
          <table:table-cell office:value-type="float" office:value="0.0"/>
          <table:table-cell office:value-type="float" office:value="2.90279"/>
          <table:table-cell office:value-type="float" office:value="2.471"/>
          <table:table-cell office:value-type="float" office:value="1.11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563.0"/>
          <table:table-cell office:value-type="float" office:value="9431.0"/>
          <table:table-cell office:value-type="float" office:value="145224.0"/>
          <table:table-cell office:value-type="float" office:value="501983.0"/>
          <table:table-cell office:value-type="float" office:value="192520.0"/>
          <table:table-cell office:value-type="float" office:value="0.0"/>
          <table:table-cell office:value-type="float" office:value="0.0"/>
          <table:table-cell office:value-type="float" office:value="1.65912"/>
          <table:table-cell office:value-type="float" office:value="1.352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81.0"/>
          <table:table-cell office:value-type="float" office:value="8748.0"/>
          <table:table-cell office:value-type="float" office:value="120558.0"/>
          <table:table-cell office:value-type="float" office:value="421203.0"/>
          <table:table-cell office:value-type="float" office:value="169032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98471"/>
          <table:table-cell office:value-type="float" office:value="0.27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0.0"/>
          <table:table-cell office:value-type="float" office:value="1159.0"/>
          <table:table-cell office:value-type="float" office:value="23166.0"/>
          <table:table-cell office:value-type="float" office:value="78213.0"/>
          <table:table-cell office:value-type="float" office:value="109600.0"/>
          <table:table-cell office:value-type="float" office:value="0.0"/>
          <table:table-cell office:value-type="float" office:value="0.0"/>
          <table:table-cell office:value-type="float" office:value="0.580635"/>
          <table:table-cell office:value-type="float" office:value="0.2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5.0"/>
          <table:table-cell office:value-type="float" office:value="23166.0"/>
          <table:table-cell office:value-type="float" office:value="78213.0"/>
          <table:table-cell office:value-type="float" office:value="107236.0"/>
          <table:table-cell office:value-type="float" office:value="0.0"/>
          <table:table-cell office:value-type="float" office:value="0.0"/>
          <table:table-cell office:value-type="float" office:value="0.560551"/>
          <table:table-cell office:value-type="float" office:value="0.21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18213.0"/>
          <table:table-cell office:value-type="float" office:value="61991.0"/>
          <table:table-cell office:value-type="float" office:value="106108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31125"/>
          <table:table-cell office:value-type="float" office:value="0.487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7.0"/>
          <table:table-cell office:value-type="float" office:value="3468.0"/>
          <table:table-cell office:value-type="float" office:value="23166.0"/>
          <table:table-cell office:value-type="float" office:value="78213.0"/>
          <table:table-cell office:value-type="float" office:value="114768.0"/>
          <table:table-cell office:value-type="float" office:value="0.0"/>
          <table:table-cell office:value-type="float" office:value="0.0"/>
          <table:table-cell office:value-type="float" office:value="0.654616"/>
          <table:table-cell office:value-type="float" office:value="0.29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8.0"/>
          <table:table-cell office:value-type="float" office:value="23166.0"/>
          <table:table-cell office:value-type="float" office:value="78213.0"/>
          <table:table-cell office:value-type="float" office:value="113120.0"/>
          <table:table-cell office:value-type="float" office:value="0.0"/>
          <table:table-cell office:value-type="float" office:value="0.0"/>
          <table:table-cell office:value-type="float" office:value="0.538569"/>
          <table:table-cell office:value-type="float" office:value="0.1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.0"/>
          <table:table-cell office:value-type="float" office:value="18213.0"/>
          <table:table-cell office:value-type="float" office:value="61991.0"/>
          <table:table-cell office:value-type="float" office:value="106108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50553"/>
          <table:table-cell office:value-type="float" office:value="0.2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1.0"/>
          <table:table-cell office:value-type="float" office:value="569.0"/>
          <table:table-cell office:value-type="float" office:value="23166.0"/>
          <table:table-cell office:value-type="float" office:value="78213.0"/>
          <table:table-cell office:value-type="float" office:value="114556.0"/>
          <table:table-cell office:value-type="float" office:value="0.0"/>
          <table:table-cell office:value-type="float" office:value="0.0"/>
          <table:table-cell office:value-type="float" office:value="0.638314"/>
          <table:table-cell office:value-type="float" office:value="0.26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23166.0"/>
          <table:table-cell office:value-type="float" office:value="78213.0"/>
          <table:table-cell office:value-type="float" office:value="115348.0"/>
          <table:table-cell office:value-type="float" office:value="0.0"/>
          <table:table-cell office:value-type="float" office:value="0.0"/>
          <table:table-cell office:value-type="float" office:value="0.544871"/>
          <table:table-cell office:value-type="float" office:value="0.19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0"/>
          <table:table-cell office:value-type="float" office:value="18213.0"/>
          <table:table-cell office:value-type="float" office:value="61991.0"/>
          <table:table-cell office:value-type="float" office:value="105696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18346"/>
          <table:table-cell office:value-type="float" office:value="0.27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23166.0"/>
          <table:table-cell office:value-type="float" office:value="78213.0"/>
          <table:table-cell office:value-type="float" office:value="114764.0"/>
          <table:table-cell office:value-type="float" office:value="0.0"/>
          <table:table-cell office:value-type="float" office:value="0.0"/>
          <table:table-cell office:value-type="float" office:value="0.622689"/>
          <table:table-cell office:value-type="float" office:value="0.2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0"/>
          <table:table-cell office:value-type="float" office:value="23166.0"/>
          <table:table-cell office:value-type="float" office:value="78213.0"/>
          <table:table-cell office:value-type="float" office:value="115348.0"/>
          <table:table-cell office:value-type="float" office:value="0.0"/>
          <table:table-cell office:value-type="float" office:value="0.0"/>
          <table:table-cell office:value-type="float" office:value="0.551779"/>
          <table:table-cell office:value-type="float" office:value="0.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18213.0"/>
          <table:table-cell office:value-type="float" office:value="61991.0"/>
          <table:table-cell office:value-type="float" office:value="106108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67945"/>
          <table:table-cell office:value-type="float" office:value="0.25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33.0"/>
          <table:table-cell office:value-type="float" office:value="1220.0"/>
          <table:table-cell office:value-type="float" office:value="23166.0"/>
          <table:table-cell office:value-type="float" office:value="78213.0"/>
          <table:table-cell office:value-type="float" office:value="114768.0"/>
          <table:table-cell office:value-type="float" office:value="0.0"/>
          <table:table-cell office:value-type="float" office:value="0.0"/>
          <table:table-cell office:value-type="float" office:value="0.562282"/>
          <table:table-cell office:value-type="float" office:value="0.2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23166.0"/>
          <table:table-cell office:value-type="float" office:value="78213.0"/>
          <table:table-cell office:value-type="float" office:value="108152.0"/>
          <table:table-cell office:value-type="float" office:value="0.0"/>
          <table:table-cell office:value-type="float" office:value="0.0"/>
          <table:table-cell office:value-type="float" office:value="0.506874"/>
          <table:table-cell office:value-type="float" office:value="0.21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8213.0"/>
          <table:table-cell office:value-type="float" office:value="61991.0"/>
          <table:table-cell office:value-type="float" office:value="102796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